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" table:style-name="ta1">
        <table:shapes>
          <draw:frame draw:z-index="0" draw:style-name="gr1" draw:text-style-name="P1" svg:width="6.2988in" svg:height="3.5429in" svg:x="1.0232in" svg:y="0in">
            <draw:object draw:notify-on-update-of-ranges="id.B33:id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4T11:56:08.064008721</dc:date>
    <meta:editing-duration>PT1M19S</meta:editing-duration>
    <meta:editing-cycles>1</meta:editing-cycles>
    <meta:document-statistic meta:table-count="1" meta:cell-count="13224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id.B33:id.B128" svg:x="1.331cm" svg:y="0.18cm" svg:width="11.927cm" svg:height="7.659cm">
          <chartooo:coordinate-region svg:x="2.429cm" svg:y="0.379cm" svg:width="10.745cm" svg:height="6.63cm"/>
          <chart:axis chart:dimension="x" chart:name="primary-x" chart:style-name="ch4">
            <chart:title svg:x="5.967cm" svg:y="8.019cm" chart:style-name="ch5">
              <text:p>Значение хеша</text:p>
            </chart:title>
          </chart:axis>
          <chart:axis chart:dimension="y" chart:name="primary-y" chart:style-name="ch6">
            <chart:title svg:x="0.451cm" svg:y="5.984cm" chart:style-name="ch7">
              <text:p>Количество элементов</text:p>
            </chart:title>
            <chart:grid chart:style-name="ch8" chart:class="major"/>
          </chart:axis>
          <chart:series chart:style-name="ch9" chart:values-cell-range-address="id.B33:id.B128" chart:class="chart:bar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.B33:id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